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wollmux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Normál" style:font-family-generic="roman" style:font-pitch="variable"/>
  </office:font-face-decls>
  <office:automatic-styles>
    <style:style style:name="P1" style:family="paragraph" style:parent-style-name="Endnote">
      <style:text-properties officeooo:rsid="0099bc54" officeooo:paragraph-rsid="0099bc54"/>
    </style:style>
    <style:style style:name="P2" style:family="paragraph" style:parent-style-name="Text_20_body">
      <style:text-properties officeooo:paragraph-rsid="0099bc54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officeooo:rsid="0099bc54"/>
    </style:style>
    <style:style style:name="T2" style:family="text">
      <style:text-properties officeooo:rsid="009a8342"/>
    </style:style>
  </office:automatic-styles>
  <office:body>
    <office:text text:use-soft-page-breaks="true">
      <office:forms form:automatic-focus="false" form:apply-design-mode="false">
        <form:form form:name="Űrlap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Some </text:span>footnotes <text:span text:style-name="T2">and endnote</text:span></text:h>
      <text:p text:style-name="Text_20_body"><text:span text:style-name="T1">first footnote</text:span><text:note text:id="ftn1" text:note-class="footnote"><text:note-citation>1</text:note-citation><text:note-body><text:p text:style-name="Footnote"><text:span text:style-name="T2">First footnote</text:span></text:p></text:note-body></text:note>, <text:span text:style-name="T1">second footnote</text:span><text:note text:id="ftn2" text:note-class="footnote"><text:note-citation>2</text:note-citation><text:note-body><text:p text:style-name="Footnote"><text:span text:style-name="T2">Second footnote</text:span></text:p></text:note-body></text:note>.</text:p>
      <text:p text:style-name="P2"><text:span text:style-name="T1">Some endnote</text:span><text:span text:style-name="T1"><text:note text:id="ftn3" text:note-class="endnote"><text:note-citation>i</text:note-citation><text:note-body><text:p text:style-name="P1">This is an endnote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Normá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hu" fo:country="HU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Normá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writing-mode="page">
        <style:tab-stops/>
      </style:paragraph-properties>
    </style:style>
    <style:style style:name="List" style:family="paragraph" style:parent-style-name="További_20_szövegtörzs_20_stílusok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Választható_20_további_20_stílusok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Választható_20_további_20_stílusok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01cm" fo:margin-bottom="0.247cm" style:contextual-spacing="false" style:writing-mode="page"/>
      <style:text-properties fo:text-transform="uppercase" fo:font-size="16pt" fo:font-weight="normal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01cm" fo:margin-bottom="0.247cm" style:contextual-spacing="false" style:writing-mode="page"/>
      <style:text-properties fo:text-transform="uppercase" fo:font-size="14pt" fo:font-weight="normal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01cm" fo:margin-bottom="0.247cm" style:contextual-spacing="false" style:writing-mode="page"/>
      <style:text-properties fo:font-variant="small-caps" fo:font-size="14pt" fo:font-weight="normal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01cm" fo:margin-bottom="0.247cm" style:contextual-spacing="false" style:writing-mode="pag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501cm" fo:margin-bottom="0.247cm" style:contextual-spacing="false" style:writing-mode="page"/>
      <style:text-properties fo:font-variant="small-caps" fo:font-size="12pt" fo:font-weight="normal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501cm" fo:margin-bottom="0.247cm" style:contextual-spacing="false" style:writing-mode="page"/>
      <style:text-properties fo:font-variant="small-caps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Title" style:family="paragraph" style:parent-style-name="Heading" style:next-style-name="Text_20_body" style:class="chapter">
      <style:paragraph-properties fo:margin-top="0cm" fo:margin-bottom="0.499cm" style:contextual-spacing="false" fo:text-align="center" style:justify-single-word="false" style:writing-mode="page"/>
      <style:text-properties fo:font-variant="small-caps" fo:font-size="24pt" fo:font-weight="normal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501cm" fo:margin-bottom="0.247cm" style:contextual-spacing="false" fo:text-align="center" style:justify-single-word="false" style:writing-mode="page"/>
      <style:text-properties fo:font-variant="small-caps" fo:font-size="18pt" style:font-size-asian="18pt" style:font-size-complex="18pt"/>
    </style:style>
    <style:style style:name="Alcím_20__28_kisbetűs_29_" style:display-name="Alcím (kisbetűs)" style:family="paragraph" style:parent-style-name="Heading" style:next-style-name="Text_20_body" style:master-page-name="">
      <style:paragraph-properties fo:margin-top="0.501cm" fo:margin-bottom="0.247cm" style:contextual-spacing="false" fo:text-align="center" style:justify-single-word="false" style:page-number="auto" style:writing-mode="page"/>
      <style:text-properties fo:font-variant="normal" fo:text-transform="none" fo:font-size="18pt"/>
    </style:style>
    <style:style style:name="Alcím_20_új_20_oldalon" style:display-name="Alcím új oldalon" style:family="paragraph" style:parent-style-name="Subtitle" style:next-style-name="Text_20_body" style:master-page-name="">
      <style:paragraph-properties fo:margin-top="0cm" fo:margin-bottom="0.25cm" style:contextual-spacing="false" style:page-number="auto" fo:break-before="page" style:writing-mode="pag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501cm" fo:margin-bottom="0.247cm" style:contextual-spacing="false" style:writing-mode="page"/>
      <style:text-properties fo:font-variant="small-caps" fo:font-size="12pt" fo:font-weight="normal" style:font-size-asian="80%" style:font-weight-asian="bold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loext:graphic-properties draw:fill="none" draw:fill-color="#729fcf"/>
      <style:paragraph-properties fo:margin-top="0.501cm" fo:margin-bottom="0.247cm" style:contextual-spacing="false" fo:background-color="transparent" style:writing-mode="page"/>
      <style:text-properties fo:font-variant="small-caps" fo:font-size="12pt" fo:font-style="normal" fo:font-weight="normal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501cm" fo:margin-bottom="0.247cm" style:contextual-spacing="false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501cm" fo:margin-bottom="0.247cm" style:contextual-spacing="false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Quotations" style:family="paragraph" style:parent-style-name="Text_20_body" style:class="html">
      <style:paragraph-properties fo:margin-left="1cm" fo:margin-right="1cm" fo:margin-top="0.247cm" fo:margin-bottom="0.247cm" style:contextual-spacing="false" fo:text-align="justify" style:justify-single-word="false" fo:text-indent="0cm" style:auto-text-indent="false" style:writing-mode="page"/>
      <style:text-properties fo:font-style="italic" style:font-size-asian="10.5pt"/>
    </style:style>
    <style:style style:name="Signature" style:family="paragraph" style:parent-style-name="Üdvözlettel_2c__20_aláírások" style:next-style-name="Egy_20_aláíráshely_20_alá_20_név" style:class="text">
      <style:paragraph-properties fo:margin-top="0cm" fo:margin-bottom="0cm" style:contextual-spacing="false" text:number-lines="false" text:line-number="0" style:writing-mode="page">
        <style:tab-stops/>
      </style:paragraph-properties>
      <style:text-properties style:font-name="Times New Roman" fo:font-family="'Times New Roman'" style:font-style-name="Normál" style:font-family-generic="roman" style:font-pitch="variable" fo:font-weight="normal"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 style:writing-mode="page"/>
    </style:style>
    <style:style style:name="Egy_20_aláíráshely_20_alá_20_név" style:display-name="Egy aláíráshely alá név" style:family="paragraph" style:parent-style-name="Üdvözlettel_2c__20_aláírások" style:next-style-name="Text_20_body">
      <style:paragraph-properties fo:margin-top="0cm" fo:margin-bottom="0.15cm" style:contextual-spacing="false" style:writing-mode="page">
        <style:tab-stops>
          <style:tab-stop style:position="12cm" style:type="center"/>
        </style:tab-stops>
      </style:paragraph-properties>
    </style:style>
    <style:style style:name="Két_20_aláíráshely" style:display-name="Két aláíráshely" style:family="paragraph" style:parent-style-name="Üdvözlettel_2c__20_aláírások" style:next-style-name="Két_20_aláíráshely_20_alá_20_név">
      <style:paragraph-properties fo:margin-top="1.002cm" fo:margin-bottom="0.148cm" style:contextual-spacing="false" style:writing-mode="page">
        <style:tab-stops>
          <style:tab-stop style:position="1cm"/>
          <style:tab-stop style:position="7.001cm" style:type="center" style:leader-style="solid" style:leader-text="_"/>
          <style:tab-stop style:position="8.999cm" style:type="center"/>
          <style:tab-stop style:position="15cm" style:type="center" style:leader-style="solid" style:leader-text="_"/>
        </style:tab-stops>
      </style:paragraph-properties>
    </style:style>
    <style:style style:name="Két_20_aláíráshely_20_alá_20_név" style:display-name="Két aláíráshely alá név" style:family="paragraph" style:parent-style-name="Üdvözlettel_2c__20_aláírások" style:next-style-name="Text_20_body">
      <style:paragraph-properties fo:margin-top="0cm" fo:margin-bottom="0.15cm" style:contextual-spacing="false" style:writing-mode="page">
        <style:tab-stops>
          <style:tab-stop style:position="4.001cm" style:type="center"/>
          <style:tab-stop style:position="12cm" style:type="center"/>
        </style:tab-stops>
      </style:paragraph-properties>
    </style:style>
    <style:style style:name="Jobbra_20_húzott" style:display-name="Jobbra húzott" style:family="paragraph" style:parent-style-name="Text_20_body">
      <style:paragraph-properties fo:margin-left="7.5cm" fo:margin-right="0cm" fo:margin-top="0cm" fo:margin-bottom="0.25cm" style:contextual-spacing="false" fo:line-height="100%" fo:text-indent="0cm" style:auto-text-indent="false" style:writing-mode="page">
        <style:tab-stops>
          <style:tab-stop style:position="2.499cm"/>
        </style:tab-stops>
      </style:paragraph-properties>
    </style:style>
    <style:style style:name="Egy_20_aláíráshely" style:display-name="Egy aláíráshely" style:family="paragraph" style:parent-style-name="Üdvözlettel_2c__20_aláírások" style:next-style-name="Egy_20_aláíráshely_20_alá_20_név" style:master-page-name="">
      <style:paragraph-properties fo:margin-top="1.002cm" fo:margin-bottom="0.148cm" style:contextual-spacing="false" style:page-number="auto" style:writing-mode="page">
        <style:tab-stops>
          <style:tab-stop style:position="8.999cm"/>
          <style:tab-stop style:position="15cm" style:type="center" style:leader-style="solid" style:leader-text="_"/>
        </style:tab-stops>
      </style:paragraph-properties>
    </style:style>
    <style:style style:name="Választható_20_további_20_stílusok" style:display-name="Választható további stílusok" style:family="paragraph" style:parent-style-name="Standard">
      <style:paragraph-properties style:writing-mode="page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Contents" style:display-name="List Contents" style:family="paragraph" style:parent-style-name="Választható_20_további_20_stílusok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Választható_20_további_20_stílusok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Választható_20_további_20_stílusok" style:class="extra"/>
    <style:style style:name="Preformatted_20_Text" style:display-name="Preformatted Text" style:family="paragraph" style:parent-style-name="Választható_20_további_20_stílusok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vábbi_20_címsorok" style:display-name="További címsorok" style:family="paragraph" style:parent-style-name="Heading">
      <style:paragraph-properties style:writing-mode="page"/>
    </style:style>
    <style:style style:name="Index_20_Heading" style:display-name="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őcímek_20_középen" style:display-name="Főcímek középen" style:family="paragraph" style:parent-style-name="Heading">
      <style:paragraph-properties style:writing-mode="page"/>
    </style:style>
    <style:style style:name="Címsorok_20_6-10" style:display-name="Címsorok 6-10" style:family="paragraph" style:parent-style-name="Heading">
      <style:paragraph-properties style:writing-mode="page"/>
    </style:style>
    <style:style style:name="Addressee" style:family="paragraph" style:parent-style-name="Választható_20_további_20_stílusok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Választható_20_további_20_stílusok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Választható_20_további_20_stílusok" style:class="text">
      <style:paragraph-properties text:number-lines="false" text:line-number="0"/>
    </style:style>
    <style:style style:name="End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Választható_20_további_20_stílusok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Választható_20_további_20_stílusok" style:class="extra">
      <style:paragraph-properties text:number-lines="false" text:line-number="0"/>
    </style:style>
    <style:style style:name="Üdvözlettel" style:family="paragraph" style:parent-style-name="Üdvözlettel_2c__20_aláírások" style:next-style-name="Üdvözlettel_20_alatt_20_név_20_és_20_cím">
      <style:paragraph-properties fo:margin-left="8.999cm" fo:margin-right="0cm" fo:margin-top="0.499cm" fo:margin-bottom="0.101cm" style:contextual-spacing="false" fo:text-indent="0cm" style:auto-text-indent="false" style:writing-mode="page"/>
      <style:text-properties fo:font-weight="bold" style:font-size-asian="10.5pt"/>
    </style:style>
    <style:style style:name="Üdvözlettel_20_alatt_20_név_20_és_20_cím" style:display-name="Üdvözlettel alatt név és cím" style:family="paragraph" style:parent-style-name="Üdvözlettel_2c__20_aláírások">
      <style:paragraph-properties fo:margin-left="8.999cm" fo:margin-right="0cm" fo:margin-top="0.148cm" fo:margin-bottom="0.148cm" style:contextual-spacing="false" fo:line-height="100%" fo:text-indent="0cm" style:auto-text-indent="false" style:writing-mode="page">
        <style:tab-stops>
          <style:tab-stop style:position="3cm" style:type="center"/>
        </style:tab-stops>
      </style:paragraph-properties>
    </style:style>
    <style:style style:name="Üdvözlettel_2c__20_aláírások" style:display-name="Üdvözlettel, aláírások" style:family="paragraph" style:parent-style-name="Standard">
      <style:paragraph-properties style:writing-mode="page"/>
    </style:style>
    <style:style style:name="Alcím_20__28_kisbetűs_29__20_új_20_oldalon" style:display-name="Alcím (kisbetűs) új oldalon" style:family="paragraph" style:parent-style-name="Alcím_20__28_kisbetűs_29_" style:next-style-name="Text_20_body" style:master-page-name="">
      <style:paragraph-properties fo:margin-top="0cm" fo:margin-bottom="0.25cm" style:contextual-spacing="false" style:page-number="auto" fo:break-before="page" style:writing-mode="page"/>
    </style:style>
    <style:style style:name="Dokumentumtípus_20_neve" style:display-name="Dokumentumtípus neve" style:family="paragraph" style:parent-style-name="Heading" style:next-style-name="Text_20_body" style:master-page-name="">
      <style:paragraph-properties fo:margin-top="0.501cm" fo:margin-bottom="0.501cm" style:contextual-spacing="false" fo:text-align="center" style:justify-single-word="false" style:page-number="auto" style:writing-mode="page"/>
      <style:text-properties fo:text-transform="uppercase" style:text-underline-style="solid" style:text-underline-width="auto" style:text-underline-color="font-color" fo:font-weight="bold"/>
    </style:style>
    <style:style style:name="Kiegészítő_20_végjegyzetek" style:display-name="Kiegészítő végjegyzetek" style:family="paragraph" style:parent-style-name="Üdvözlettel_2c__20_aláírások">
      <style:paragraph-properties fo:margin-left="1cm" fo:margin-right="0cm" fo:margin-top="0cm" fo:margin-bottom="0.15cm" style:contextual-spacing="false" fo:text-indent="0cm" style:auto-text-indent="false" style:writing-mode="page">
        <style:tab-stops>
          <style:tab-stop style:position="2.499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ovábbi_20_szövegtörzs_20_stílusok" style:display-name="További szövegtörzs stílusok" style:family="paragraph" style:parent-style-name="Text_20_body">
      <style:paragraph-properties style:writing-mode="page"/>
    </style:style>
    <style:style style:name="Marginalia" style:family="paragraph" style:parent-style-name="További_20_szövegtörzs_20_stílusok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ovábbi_20_szövegtörzs_20_stílusok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Magyarázat" style:family="paragraph" style:parent-style-name="Text_20_body">
      <style:paragraph-properties style:writing-mode="page"/>
      <style:text-properties fo:color="#3465a4" loext:opacity="100%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normal" style:text-underline-style="solid" style:text-underline-width="auto" style:text-underline-color="font-color" style:font-size-asian="10.5pt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left="0.25cm" fo:margin-right="0.25cm" fo:margin-top="0.25cm" fo:margin-bottom="0.25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2.75cm" fo:text-indent="-1cm" fo:margin-left="3.251cm"/>
        </style:list-level-properties>
        <style:text-properties fo:font-family="'Times New Roman'" style:font-style-name="Normá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List_20_2" style:display-name="List 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0.45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5cm" fo:text-indent="-0.249cm" fo:margin-left="2.499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›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loext:num-list-format="%2%" text:bullet-char="›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loext:num-list-format="%3%" text:bullet-char="›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loext:num-list-format="%4%" text:bullet-char="›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fo:font-family="'Times New Roman'" style:font-style-name="Normál"/>
      </text:list-level-style-bullet>
      <text:list-level-style-bullet text:level="5" text:style-name="Numbering_20_Symbols" loext:num-list-format="%5%" text:bullet-char="›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loext:num-list-format="%6%" text:bullet-char="›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loext:num-list-format="%7%" text:bullet-char="›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loext:num-list-format="%8%" text:bullet-char="›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loext:num-list-format="%9%" text:bullet-char="›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loext:num-list-format="%10%" text:bullet-char="›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loext:num-list-format="%1%.%2%)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loext:num-list-format="%1%.%2%.%3%)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loext:num-list-format="%1%.%2%.%3%.%4%)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loext:num-list-format="%1%.%2%.%3%.%4%.%5%)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loext:num-list-format="%1%.%2%.%3%.%4%.%5%.%6%)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loext:num-list-format="%1%.%2%.%3%.%4%.%5%.%6%.%7%)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loext:num-list-format="%1%.%2%.%3%.%4%.%5%.%6%.%7%.%8%)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loext:num-list-format="%1%.%2%.%3%.%4%.%5%.%6%.%7%.%8%.%9%)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loext:num-list-format="%1%.%2%.%3%.%4%.%5%.%6%.%7%.%8%.%9%.%10%)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loext:num-list-format="%1%.%2%)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loext:num-list-format="%1%.%2%.%3%)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loext:num-list-format="%1%.%2%.%3%.%4%)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loext:num-list-format="%1%.%2%.%3%.%4%.%5%)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loext:num-list-format="%1%.%2%.%3%.%4%.%5%.%6%)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loext:num-list-format="%1%.%2%.%3%.%4%.%5%.%6%.%7%)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loext:num-list-format="%1%.%2%.%3%.%4%.%5%.%6%.%7%.%8%)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loext:num-list-format="%1%.%2%.%3%.%4%.%5%.%6%.%7%.%8%.%9%)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loext:num-list-format="%1%.%2%.%3%.%4%.%5%.%6%.%7%.%8%.%9%.%10%)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loext:num-list-format="%1%.%2%." style:num-suffix="." style:num-format="I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loext:num-list-format="%1%.%2%.%3%." style:num-suffix="." style:num-format="I" text:display-levels="3">
        <style:list-level-properties text:list-level-position-and-space-mode="label-alignment">
          <style:list-level-label-alignment text:label-followed-by="space" fo:text-indent="-1.75cm" fo:margin-left="3.5cm"/>
        </style:list-level-properties>
      </text:list-level-style-number>
      <text:list-level-style-number text:level="4" text:style-name="Numbering_20_Symbols" loext:num-list-format="%1%.%2%.%3%.%4%." style:num-suffix="." style:num-format="I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loext:num-list-format="%1%.%2%.%3%.%4%.%5%." style:num-suffix="." style:num-format="I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loext:num-list-format="%1%.%2%.%3%.%4%.%5%.%6%." style:num-suffix="." style:num-format="I" text:display-levels="6">
        <style:list-level-properties text:list-level-position-and-space-mode="label-alignment">
          <style:list-level-label-alignment text:label-followed-by="space" fo:text-indent="-0.998cm" fo:margin-left="4.249cm"/>
        </style:list-level-properties>
      </text:list-level-style-number>
      <text:list-level-style-number text:level="7" text:style-name="Numbering_20_Symbols" loext:num-list-format="%1%.%2%.%3%.%4%.%5%.%6%.%7%." style:num-suffix="." style:num-format="I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loext:num-list-format="%1%.%2%.%3%.%4%.%5%.%6%.%7%.%8%." style:num-suffix="." style:num-format="I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loext:num-list-format="%1%.%2%.%3%.%4%.%5%.%6%.%7%.%8%.%9%." style:num-suffix="." style:num-format="I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I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andscape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6T09:12:52.179000000</meta:creation-date>
    <meta:editing-duration>PT9H54M38S</meta:editing-duration>
    <meta:editing-cycles>109</meta:editing-cycles>
    <meta:generator>LibreOfficeDev/7.5.0.0.alpha0$Windows_X86_64 LibreOffice_project/0eec6d44c65f895c6fe2172792717418627db05d</meta:generator>
    <meta:initial-creator>Torma László</meta:initial-creator>
    <dc:date>2022-11-20T22:13:13.043000000</dc:date>
    <dc:creator>Gabor Kelemen LO</dc:creator>
    <dc:title>Test document</dc:title>
    <meta:document-statistic meta:table-count="0" meta:image-count="0" meta:object-count="0" meta:page-count="2" meta:paragraph-count="6" meta:word-count="18" meta:character-count="120" meta:non-whitespace-character-count="108"/>
  </office:meta>
</office:document-meta>
</file>